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84E000004ACC712B07984DF71D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Mono" svg:font-family="FreeMono"/>
    <style:font-face style:name="Courier10 BT1" svg:font-family="'Courier10 BT'" style:font-pitch="fixed"/>
    <style:font-face style:name="Courier10 BT" svg:font-family="'Courier10 BT'" style:font-adornments="Roman" style:font-pitch="fixed"/>
    <style:font-face style:name="Courier10 BT2" svg:font-family="'Courier10 BT'" style:font-adornments="粗体"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TC Light" svg:font-family="'Noto Sans CJK TC Light'" style:font-family-generic="swiss"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auto-grow-height="true" draw:auto-grow-width="false" fo:max-height="0cm" fo:min-height="11.85cm"/>
    </style:style>
    <style:style style:name="pr1" style:family="presentation" style:parent-style-name="默认-title">
      <style:graphic-properties fo:min-height="2.629cm"/>
    </style:style>
    <style:style style:name="pr2" style:family="presentation" style:parent-style-name="默认-subtitle">
      <style:graphic-properties draw:fill-color="#ffffff" fo:min-height="9.134cm"/>
    </style:style>
    <style:style style:name="pr3" style:family="presentation" style:parent-style-name="默认-notes">
      <style:graphic-properties draw:fill-color="#ffffff" fo:min-height="13.364cm"/>
    </style:style>
    <style:style style:name="pr4" style:family="presentation" style:parent-style-name="默认-title">
      <style:graphic-properties draw:auto-grow-height="true" fo:min-height="2.172cm"/>
    </style:style>
    <style:style style:name="pr5" style:family="presentation" style:parent-style-name="默认-outline1">
      <style:graphic-properties fo:min-height="8.884cm"/>
    </style:style>
    <style:style style:name="pr6" style:family="presentation" style:parent-style-name="默认-title">
      <style:graphic-properties fo:min-height="2.172cm"/>
    </style:style>
    <style:style style:name="co1" style:family="table-column">
      <style:table-column-properties style:column-width="7.321cm" style:use-optimal-column-width="false"/>
    </style:style>
    <style:style style:name="co2" style:family="table-column">
      <style:table-column-properties style:column-width="16.385cm" style:use-optimal-column-width="false"/>
    </style:style>
    <style:style style:name="ro1" style:family="table-row">
      <style:table-row-properties style:row-height="1.402cm"/>
    </style:style>
    <style:style style:name="ce1"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28pt solid #003d73" fo:border-bottom="0.43pt solid #003d73" style:punctuation-wrap="hanging"/>
      <style:text-properties fo:color="#1c1c1c" fo:hyphenate="false"/>
    </style:style>
    <style:style style:name="ce2"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28pt solid #003d73" fo:border-bottom="0.43pt solid #003d73" style:punctuation-wrap="hanging"/>
      <style:text-properties fo:color="#1c1c1c" fo:hyphenate="false"/>
    </style:style>
    <style:style style:name="ce3"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43pt solid #003d73" fo:border-bottom="0.43pt solid #003d73" style:punctuation-wrap="hanging"/>
      <style:text-properties fo:hyphenate="false"/>
    </style:style>
    <style:style style:name="ce4"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43pt solid #003d73" fo:border-bottom="0.43pt solid #003d73" style:punctuation-wrap="hanging"/>
      <style:text-properties fo:hyphenate="false"/>
    </style:style>
    <style:style style:name="ce5"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43pt solid #003d73" fo:border-bottom="0.43pt solid #003d73" style:punctuation-wrap="hanging"/>
      <style:text-properties fo:hyphenate="false"/>
    </style:style>
    <style:style style:name="ce6"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43pt solid #003d73" fo:border-bottom="0.43pt solid #003d73" style:punctuation-wrap="hanging"/>
      <style:text-properties fo:hyphenate="false"/>
    </style:style>
    <style:style style:name="ce7"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43pt solid #003d73" fo:border-bottom="0.43pt solid #003d73" style:punctuation-wrap="hanging"/>
      <style:text-properties fo:hyphenate="false"/>
    </style:style>
    <style:style style:name="ce8"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43pt solid #003d73" fo:border-bottom="0.43pt solid #003d73" style:punctuation-wrap="hanging"/>
      <style:text-properties fo:hyphenate="false"/>
    </style:style>
    <style:style style:name="ce9"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43pt solid #003d73" fo:border-bottom="0.43pt solid #003d73" style:punctuation-wrap="hanging"/>
      <style:text-properties fo:hyphenate="false"/>
    </style:style>
    <style:style style:name="ce10"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43pt solid #003d73" fo:border-bottom="0.43pt solid #003d73" style:punctuation-wrap="hanging"/>
      <style:text-properties fo:hyphenate="false"/>
    </style:style>
    <style:style style:name="ce11"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43pt solid #003d73" fo:border-bottom="0.43pt solid #003d73" style:punctuation-wrap="hanging"/>
      <style:text-properties fo:hyphenate="false"/>
    </style:style>
    <style:style style:name="ce12"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43pt solid #003d73" fo:border-bottom="0.43pt solid #003d73" style:punctuation-wrap="hanging"/>
      <style:text-properties fo:hyphenate="false"/>
    </style:style>
    <style:style style:name="ce13"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43pt solid #003d73" fo:border-bottom="0.28pt solid #003d73" style:punctuation-wrap="hanging"/>
      <style:text-properties fo:hyphenate="false"/>
    </style:style>
    <style:style style:name="ce14"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43pt solid #003d73" fo:border-bottom="0.28pt solid #003d73" style:punctuation-wrap="hanging"/>
      <style:text-properties fo:hyphenate="false"/>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style:font-size-asian="20pt"/>
    </style:style>
    <style:style style:name="P4" style:family="paragraph">
      <style:paragraph-properties fo:text-align="start"/>
    </style:style>
    <style:style style:name="P5" style:family="paragraph">
      <style:paragraph-properties fo:text-align="start"/>
      <style:text-properties fo:font-size="40pt" style:font-size-asian="40pt" style:font-size-complex="40pt"/>
    </style:style>
    <style:style style:name="P6" style:family="paragraph">
      <style:paragraph-properties fo:margin-left="0cm" fo:margin-right="0cm" fo:margin-top="0cm" fo:margin-bottom="0cm" fo:line-height="100%" fo:text-align="start" fo:text-indent="0cm" style:punctuation-wrap="hanging" style:writing-mode="lr-tb"/>
      <style:text-properties fo:color="#1c1c1c"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text-properties fo:font-weight="normal" style:font-weight-asian="normal" style:font-weight-complex="normal"/>
    </style:style>
    <style:style style:name="P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style:font-name="Courier10 BT1" fo:font-size="22pt" style:font-size-asian="22pt" style:font-size-complex="22pt" fo:hyphenate="false"/>
    </style:style>
    <style:style style:name="P10" style:family="paragraph">
      <style:text-properties style:font-name="Courier10 BT1" fo:font-size="22pt" style:font-size-asian="22pt" style:font-size-complex="22pt"/>
    </style:style>
    <style:style style:name="P11" style:family="paragraph">
      <loext:graphic-properties draw:fill="none" draw:fill-color="#ffffff"/>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style:font-name="Courier10 BT1" fo:font-size="22pt" style:font-size-asian="22pt" style:font-size-complex="22pt" fo:hyphenate="false"/>
    </style:style>
    <style:style style:name="T1" style:family="text">
      <style:text-properties fo:font-size="40pt" style:font-size-asian="40pt" style:font-size-complex="40pt"/>
    </style:style>
    <style:style style:name="T2" style:family="text">
      <style:text-properties fo:font-variant="normal" fo:text-transform="none"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font-variant="normal" fo:text-transform="none" fo:color="#000000" style:text-line-through-style="none" style:text-line-through-type="none" style:text-position="0% 100%" style:font-name="FreeMono"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FreeMono" fo:font-size="22pt" fo:letter-spacing="normal" fo:font-style="normal" style:text-underline-style="none" fo:font-weight="normal" style:font-name-asian="FreeMono" style:font-size-asian="22pt" style:font-style-asian="normal" style:font-weight-asian="normal"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text-line-through-style="none" style:text-line-through-type="none" style:text-position="0% 100%" style:font-name="Courier10 BT2" fo:font-size="24pt" fo:letter-spacing="normal" fo:font-style="normal" style:text-underline-style="none" fo:font-weight="bold" style:font-name-asian="Noto Sans CJK TC Light"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0 BT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f4e7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 text:style-name="P1">微信公众号接口开发</text:p>
          </draw:text-box>
        </draw:frame>
        <draw:frame presentation:style-name="pr2" draw:text-style-name="P2" draw:layer="layout" svg:width="25.199cm" svg:height="9.134cm" svg:x="1.4cm" svg:y="3.685cm" presentation:class="subtitle" presentation:user-transformed="true">
          <draw:text-box>
            <text:p>简单的消息回复处理</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默认">
        <office:forms form:automatic-focus="false" form:apply-design-mode="false"/>
        <draw:frame draw:style-name="gr2" draw:text-style-name="P1" draw:layer="layout" svg:width="27.996cm" svg:height="15.749cm" svg:x="-0.004cm" svg:y="0.003cm">
          <draw:image xlink:href="Pictures/100000000000084E000004ACC712B07984DF71D6.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4" draw:text-style-name="P5" draw:layer="layout" svg:width="25.199cm" svg:height="2.172cm" svg:x="1.4cm" svg:y="0.628cm" presentation:class="title">
          <draw:text-box>
            <text:p text:style-name="P4"><text:span text:style-name="T1">XML</text:span><text:span text:style-name="T1">与消息转发</text:span></text:p>
          </draw:text-box>
        </draw:frame>
        <draw:frame presentation:style-name="pr5" draw:layer="layout" svg:width="25.199cm" svg:height="11.115cm" svg:x="1.4cm" svg:y="3.685cm" presentation:class="outline" presentation:user-transformed="true">
          <draw:text-box>
            <text:list text:style-name="L2">
              <text:list-item>
                <text:p>微信使用XML封装了消息并转发到开发者服务器。</text:p>
              </text:list-item>
              <text:list-item>
                <text:p>开发者服务器把回复的消息格式化成XML格式并返回给微信服务器。</text:p>
              </text:list-item>
              <text:list-item>
                <text:p>微信服务器会根据情况决定是否转发给公众号用户。</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6" draw:layer="layout" svg:width="25.199cm" svg:height="2.172cm" svg:x="1.4cm" svg:y="0.628cm" presentation:class="title" presentation:user-transformed="true">
          <draw:text-box>
            <text:p>文本消息字段说明</text:p>
          </draw:text-box>
        </draw:frame>
        <draw:frame draw:name="表格 3" draw:style-name="standard" draw:layer="layout" svg:width="23.705cm" svg:height="9.813cm" svg:x="2.518cm" svg:y="3.907cm">
          <table:table>
            <table:table-column table:style-name="co1"/>
            <table:table-column table:style-name="co2"/>
            <table:table-row table:style-name="ro1">
              <table:table-cell table:style-name="ce1">
                <text:p text:style-name="P6"><text:span text:style-name="T2">参数</text:span></text:p>
              </table:table-cell>
              <table:table-cell table:style-name="ce2">
                <text:p text:style-name="P6"><text:span text:style-name="T2">描述</text:span></text:p>
              </table:table-cell>
            </table:table-row>
            <table:table-row table:style-name="ro1">
              <table:table-cell table:style-name="ce3">
                <text:p text:style-name="P7"><text:span text:style-name="T3">ToUserName</text:span></text:p>
              </table:table-cell>
              <table:table-cell table:style-name="ce4">
                <text:p text:style-name="P7"><text:span text:style-name="T3">开发者微信号</text:span></text:p>
              </table:table-cell>
            </table:table-row>
            <table:table-row table:style-name="ro1">
              <table:table-cell table:style-name="ce5">
                <text:p text:style-name="P7"><text:span text:style-name="T3">FromUserName</text:span></text:p>
              </table:table-cell>
              <table:table-cell table:style-name="ce6">
                <text:p text:style-name="P7"><text:span text:style-name="T3">发送方帐号（</text:span><text:span text:style-name="T3">OpenID</text:span><text:span text:style-name="T3">）</text:span></text:p>
              </table:table-cell>
            </table:table-row>
            <table:table-row table:style-name="ro1">
              <table:table-cell table:style-name="ce7">
                <text:p text:style-name="P7"><text:span text:style-name="T4">CreateTime</text:span></text:p>
              </table:table-cell>
              <table:table-cell table:style-name="ce8">
                <text:p text:style-name="P7"><text:span text:style-name="T5">消息创建时间 （整型）</text:span></text:p>
              </table:table-cell>
            </table:table-row>
            <table:table-row table:style-name="ro1">
              <table:table-cell table:style-name="ce9">
                <text:p text:style-name="P7"><text:span text:style-name="T4">MsgType</text:span></text:p>
              </table:table-cell>
              <table:table-cell table:style-name="ce10">
                <text:p text:style-name="P7"><text:span text:style-name="T5">消息类型，不同类型有不同字段描述消息内容</text:span></text:p>
              </table:table-cell>
            </table:table-row>
            <table:table-row table:style-name="ro1">
              <table:table-cell table:style-name="ce11">
                <text:p text:style-name="P7"><text:span text:style-name="T4">Content</text:span></text:p>
              </table:table-cell>
              <table:table-cell table:style-name="ce12">
                <text:p text:style-name="P7"><text:span text:style-name="T5">消息内容（文本类型，其他类型有其他字段）</text:span></text:p>
              </table:table-cell>
            </table:table-row>
            <table:table-row table:style-name="ro1">
              <table:table-cell table:style-name="ce13">
                <text:p text:style-name="P7"><text:span text:style-name="T4">MsgId</text:span></text:p>
              </table:table-cell>
              <table:table-cell table:style-name="ce14">
                <text:p text:style-name="P7"><text:span text:style-name="T5">消息</text:span><text:span text:style-name="T5">ID</text:span><text:span text:style-name="T5">，</text:span><text:span text:style-name="T5">64</text:span><text:span text:style-name="T5">位整数</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用户的OpenID</text:p>
          </draw:text-box>
        </draw:frame>
        <draw:frame presentation:style-name="pr5" draw:text-style-name="P8" draw:layer="layout" svg:width="25.199cm" svg:height="10.315cm" svg:x="1.4cm" svg:y="3.685cm" presentation:class="outline" presentation:user-transformed="true">
          <draw:text-box>
            <text:list text:style-name="L2">
              <text:list-item>
                <text:p text:style-name="P8"><text:span text:style-name="T6">用户关注公众号后，会针对当前公众号为用户生成一个唯一的</text:span><text:span text:style-name="T6">OpenID</text:span><text:span text:style-name="T6">。</text:span></text:p>
              </text:list-item>
              <text:list-item>
                <text:p text:style-name="P8"><text:span text:style-name="T6">公众号可根据</text:span><text:span text:style-name="T6">OpenID</text:span><text:span text:style-name="T6">标识用户。</text:span></text:p>
              </text:list-item>
              <text:list-item>
                <text:p text:style-name="P8"><text:span text:style-name="T6">消息字段中的</text:span><text:span text:style-name="T6">FromUserName</text:span><text:span text:style-name="T6">就是用户的</text:span><text:span text:style-name="T6">OpenID</text:span><text:span text:style-name="T6">。</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回复文本消息的格式</text:p>
          </draw:text-box>
        </draw:frame>
        <draw:frame draw:style-name="gr3" draw:text-style-name="P11" draw:layer="layout" svg:width="25.8cm" svg:height="12.1cm" svg:x="1.6cm" svg:y="2.9cm">
          <draw:text-box>
            <text:list text:style-name="L1">
              <text:list-item>
                <text:p text:style-name="P9"><text:span text:style-name="T7">回复消息字段没有</text:span><text:span text:style-name="T7">MsgId</text:span><text:span text:style-name="T7">，这</text:span><text:span text:style-name="T7">个字段是微信服务器生成的。</text:span></text:p>
              </text:list-item>
            </text:list>
            <text:p text:style-name="P9"><text:span text:style-name="T8">&lt;xml&gt;</text:span></text:p>
            <text:p text:style-name="P10"><text:span text:style-name="T8"><text:s text:c="2"/></text:span><text:span text:style-name="T8">&lt;ToUserName&gt;&lt;!</text:span><text:span text:style-name="T8">[CDATA[toUser]]&gt;&lt;/ToUserN</text:span><text:span text:style-name="T8">ame&gt;</text:span></text:p>
            <text:p text:style-name="P10"><text:span text:style-name="T8"><text:s text:c="2"/></text:span><text:span text:style-name="T8">&lt;FromUserName&gt;</text:span></text:p>
            <text:p text:style-name="P10"><text:span text:style-name="T8"><text:s text:c="4"/></text:span><text:span text:style-name="T8">&lt;![CDATA[fromUser]]&gt;</text:span></text:p>
            <text:p text:style-name="P10"><text:span text:style-name="T8"><text:s text:c="2"/></text:span><text:span text:style-name="T8">&lt;/FromUserName&gt;</text:span></text:p>
            <text:p text:style-name="P10"><text:span text:style-name="T8"><text:s text:c="2"/></text:span><text:span text:style-name="T8">&lt;CreateTime&gt;1348831860&lt;/C</text:span><text:span text:style-name="T8">reateTime&gt;</text:span></text:p>
            <text:p text:style-name="P10"><text:span text:style-name="T8"><text:s text:c="2"/></text:span><text:span text:style-name="T8">&lt;MsgType&gt;&lt;!</text:span><text:span text:style-name="T8">[CDATA[text]]&gt;&lt;/MsgType&gt;</text:span></text:p>
            <text:p text:style-name="P10"><text:span text:style-name="T8"><text:s text:c="2"/></text:span><text:span text:style-name="T8">&lt;Content&gt;&lt;![CDATA[this </text:span><text:span text:style-name="T8">is a test]]&gt;&lt;/Content&gt;</text:span></text:p>
            <text:p text:style-name="P10"><text:span text:style-name="T8">&lt;/xml&gt;</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如何回复消息</text:p>
          </draw:text-box>
        </draw:frame>
        <draw:frame presentation:style-name="pr5" draw:layer="layout" svg:width="25.199cm" svg:height="11.115cm" svg:x="1.4cm" svg:y="3.685cm" presentation:class="outline" presentation:user-transformed="true">
          <draw:text-box>
            <text:list text:style-name="L2">
              <text:list-item>
                <text:p>从收到的消息获取到FromUserName和ToUserName，格式化回复消息时，把二者互换。</text:p>
              </text:list-item>
              <text:list-item>
                <text:p>开发者服务器把接收到的消息内容作为回复的消息内容就可以原封不动的回复消息。</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错误情况</text:p>
          </draw:text-box>
        </draw:frame>
        <draw:frame presentation:style-name="pr5" draw:layer="layout" svg:width="25.199cm" svg:height="10.915cm" svg:x="1.4cm" svg:y="3.685cm" presentation:class="outline" presentation:user-transformed="true">
          <draw:text-box>
            <text:list text:style-name="L2">
              <text:list-item>
                <text:p>如果回复的消息格式错误会提示用户错误信息。</text:p>
              </text:list-item>
              <text:list-item>
                <text:p>如果开发者服务器5秒内没有响应也会提示用户错误，微信服务器一般会重试3次。</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不回复消息</text:p>
          </draw:text-box>
        </draw:frame>
        <draw:frame presentation:style-name="pr5" draw:layer="layout" svg:width="25.199cm" svg:height="10.515cm" svg:x="1.4cm" svg:y="3.685cm" presentation:class="outline" presentation:user-transformed="true">
          <draw:text-box>
            <text:list text:style-name="L2">
              <text:list-item>
                <text:p>如果不需要回复用户消息，则响应结果返回空字符串或success字符串。</text:p>
              </text:list-item>
              <text:list-item>
                <text:p>注意不需要XML格式化。</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Mono" svg:font-family="FreeMono"/>
    <style:font-face style:name="Courier10 BT1" svg:font-family="'Courier10 BT'" style:font-pitch="fixed"/>
    <style:font-face style:name="Courier10 BT" svg:font-family="'Courier10 BT'" style:font-adornments="Roman" style:font-pitch="fixed"/>
    <style:font-face style:name="Courier10 BT2" svg:font-family="'Courier10 BT'" style:font-adornments="粗体"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TC Light" svg:font-family="'Noto Sans CJK TC Light'" style:font-family-generic="swiss"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Courier10 BT" fo:font-family="'Courier10 BT'" style:font-style-name="Roman"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ourier10 BT" fo:font-family="'Courier10 BT'" style:font-style-name="Roman" style:font-pitch="fixed"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默认" style:page-layout-name="PM1" draw:style-name="Mdp1">
      <office:forms form:automatic-focus="false" form:apply-design-mode="false"/>
      <draw:frame presentation:style-name="Mpr1" draw:layer="backgroundobjects" svg:width="25.199cm" svg:height="2.172cm" svg:x="1.4cm" svg:y="0.628cm" presentation:class="title">
        <draw:text-box>
          <text:p>单击鼠标编辑标题文字格式</text:p>
        </draw:text-box>
      </draw:frame>
      <draw:frame presentation:style-name="Mpr2" draw:layer="backgroundobjects" svg:width="25.199cm" svg:height="9.134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0T13:02:56.033220337</meta:creation-date>
    <dc:date>2019-02-20T15:03:02.924988567</dc:date>
    <meta:editing-duration>PT1H37M11S</meta:editing-duration>
    <meta:editing-cycles>33</meta:editing-cycles>
    <meta:generator>LibreOffice/6.0.7.3$Linux_X86_64 LibreOffice_project/00m0$Build-3</meta:generator>
    <meta:document-statistic meta:object-count="56"/>
  </office:meta>
</office:document-meta>
</file>